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automatic-styles>
    <style:style style:name="Table1" style:family="table" style:master-page-name="Landscape">
      <style:table-properties style:width="11in" fo:margin-left="0in" fo:margin-right="0in" style:page-number="auto" table:align="margins" style:shadow="none"/>
    </style:style>
    <style:style style:name="Table1.A" style:family="table-column">
      <style:table-column-properties style:column-width="3.6667in" style:rel-column-width="21845*"/>
    </style:style>
    <style:style style:name="Table1.1" style:family="table-row">
      <style:table-row-properties style:row-height="7.7701in"/>
    </style:style>
    <style:style style:name="Table1.A1" style:family="table-cell">
      <style:table-cell-properties style:vertical-align="middle" fo:background-color="#9999ff" fo:padding="0.0382in" fo:border-left="0.0347in solid #000000" fo:border-right="none" fo:border-top="0.0347in solid #000000" fo:border-bottom="0.0347in solid #000000">
        <style:background-image/>
      </style:table-cell-properties>
    </style:style>
    <style:style style:name="Table1.B1" style:family="table-cell">
      <style:table-cell-properties style:vertical-align="middle" fo:background-color="#ffd320" fo:padding="0.0382in" fo:border-left="0.0347in solid #000000" fo:border-right="none" fo:border-top="0.0347in solid #000000" fo:border-bottom="0.0347in solid #000000">
        <style:background-image/>
      </style:table-cell-properties>
    </style:style>
    <style:style style:name="Table1.C1" style:family="table-cell">
      <style:table-cell-properties style:vertical-align="middle" fo:background-color="#ff3333" fo:padding="0.0382in" fo:border="0.0347in solid #000000">
        <style:background-image/>
      </style:table-cell-properties>
    </style:style>
    <style:style style:name="P1" style:family="paragraph" style:parent-style-name="Standard" style:master-page-name="">
      <style:paragraph-properties fo:margin-left="0in" fo:margin-right="-0.7811in" fo:margin-top="0in" fo:margin-bottom="0in" fo:text-align="center" style:justify-single-word="false" fo:text-indent="0in" style:auto-text-indent="false" style:page-number="auto"/>
      <style:text-properties style:font-name="Symbola" fo:font-size="24pt" style:font-size-asian="24pt" style:font-name-complex="Symbola1" style:font-size-complex="24pt"/>
    </style:style>
    <style:style style:name="P2" style:family="paragraph" style:parent-style-name="Standard">
      <style:paragraph-properties fo:margin-top="0in" fo:margin-bottom="0in" fo:line-height="3in" fo:text-align="center" style:justify-single-word="false"/>
      <style:text-properties style:font-name="Symbola" fo:font-size="240pt" fo:font-weight="normal" style:font-size-asian="240pt" style:font-weight-asian="normal" style:font-name-complex="Symbola1" style:font-size-complex="240pt" style:font-weight-complex="normal"/>
    </style:style>
    <style:style style:name="P3" style:family="paragraph" style:parent-style-name="Standard">
      <style:paragraph-properties fo:margin-top="0in" fo:margin-bottom="0in" fo:line-height="3in" fo:text-align="center" style:justify-single-word="false"/>
      <style:text-properties style:font-name="Symbola" fo:font-size="240pt" fo:font-weight="bold" style:font-size-asian="240pt" style:font-weight-asian="bold" style:font-name-complex="Symbola1" style:font-size-complex="2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💎</text:p>
          </table:table-cell>
          <table:table-cell table:style-name="Table1.B1" office:value-type="string">
            <text:p text:style-name="P2">👑</text:p>
          </table:table-cell>
          <table:table-cell table:style-name="Table1.C1" office:value-type="string">
            <text:p text:style-name="P2">🌹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.7811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e Allred</meta:initial-creator>
    <meta:creation-date>2021-02-04T22:58:18.05</meta:creation-date>
    <meta:printed-by>Katie Allred</meta:printed-by>
    <meta:print-date>2021-02-07T07:24:57.41</meta:print-date>
    <dc:date>2021-02-07T19:58:08.81</dc:date>
    <dc:creator>Katie Allred</dc:creator>
    <meta:editing-duration>PT7H42M8S</meta:editing-duration>
    <meta:editing-cycles>15</meta:editing-cycles>
    <meta:generator>OpenOffice/4.1.6$Win32 OpenOffice.org_project/416m1$Build-9790</meta:generator>
    <meta:document-statistic meta:table-count="1" meta:image-count="0" meta:object-count="0" meta:page-count="1" meta:paragraph-count="3" meta:word-count="3" meta:character-count="6"/>
  </office:meta>
</office:document-meta>
</file>